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tsaah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tsaah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tsaah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tsaah" fo:font-size="22pt" style:font-size-asian="22pt" style:font-size-complex="22pt"/>
    </style:style>
    <style:style style:name="P5" style:family="paragraph" style:parent-style-name="Standard" style:list-style-name="L1">
      <style:text-properties style:font-name="Utsaah" fo:font-size="14pt" style:font-size-asian="14pt" style:font-size-complex="14pt"/>
    </style:style>
    <style:style style:name="P6" style:family="paragraph" style:parent-style-name="Standard" style:list-style-name="L1">
      <style:text-properties style:font-name="Utsaah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tsaah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tsaah" fo:font-size="14pt" style:text-underline-style="non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eur : Hugo SANSON</text:p>
      <text:p text:style-name="P1">#TODO : à faire au 03/02/2015</text:p>
      <text:p text:style-name="P1"/>
      <text:p text:style-name="P1"/>
      <text:p text:style-name="P1"/>
      <text:p text:style-name="P4">« Frontend »</text:p>
      <text:p text:style-name="P1"/>
      <text:p text:style-name="P1">Tableau de bord numérique.</text:p>
      <text:p text:style-name="P1"/>
      <text:p text:style-name="P2">La présentation des résultats obtenus se veut optimisée pour tous les clients et tous les supports web.</text:p>
      <text:p text:style-name="P2">Responsive design.</text:p>
      <text:p text:style-name="P2"/>
      <text:p text:style-name="P2">L'utilisation de frameworks permet de simplifier le travail de mise en page des éléments afin de mettre en avant l'<text:span text:style-name="T1">essentiel du contenu</text:span>. </text:p>
      <text:p text:style-name="P2"/>
      <text:p text:style-name="P2">/* L'idée serait de créer une one-page-tool qui par l'utilisation d'ajax permet des performances (rafraîchissements peu nombreux) et un rendu continu */</text:p>
      <text:p text:style-name="P1"/>
      <text:p text:style-name="P1">L'application web rends/devra rendre les services suivants :</text:p>
      <text:list xml:id="list7543847758281782229" text:style-name="L1">
        <text:list-item>
          <text:list>
            <text:list-item>
              <text:p text:style-name="P5">Création de Graphiques</text:p>
            </text:list-item>
            <text:list-item>
              <text:p text:style-name="P5">Importation de fichier csv</text:p>
            </text:list-item>
            <text:list-item>
              <text:p text:style-name="P5">« Csv to table » Mise en forme du csv en table</text:p>
            </text:list-item>
            <text:list-item>
              <text:p text:style-name="P5">Formulaires d'utilisation<text:tab/>[ Requêtes ]<text:tab/><text:tab/>#TODO</text:p>
            </text:list-item>
            <text:list-item>
              <text:p text:style-name="P6">AJAX get() and post() Methods ========== <text:s text:c="4"/>#TODO</text:p>
              <text:list>
                <text:list-header>
                  <text:p text:style-name="P5">$.post(<text:span text:style-name="T2">URL,data,callback</text:span>); <text:s/></text:p>
                  <text:p text:style-name="P5">$.get(<text:span text:style-name="T2">URL,callback</text:span>); </text:p>
                </text:list-header>
                <text:list-item>
                  <text:p text:style-name="P5">Différents arguments</text:p>
                </text:list-item>
              </text:list>
            </text:list-item>
            <text:list-item>
              <text:p text:style-name="P5">Récupération des fichiers <text:tab/><text:tab/><text:tab/>#TODO</text:p>
            </text:list-item>
            <text:list-item>
              <text:p text:style-name="P5">Choix d'options d'affichage du rendu visuel <text:s/><text:tab/>#TODO</text:p>
            </text:list-item>
          </text:list>
        </text:list-item>
      </text:list>
      <text:p text:style-name="P3">Pages</text:p>
      <text:p text:style-name="P8">Les pages de démonstration sont organisées comme suit :</text:p>
      <text:p text:style-name="P8">Index.html // figuration</text:p>
      <text:p text:style-name="P8">page1.html // Diagramme criculaire</text:p>
      <text:p text:style-name="P8">page2.html // histogramme basique</text:p>
      <text:p text:style-name="P8">page3.html // Csv to table</text:p>
      <text:p text:style-name="P8">pagem.html // Résultat de la fonction min max moyenne</text:p>
      <text:p text:style-name="P3"/>
      <text:p text:style-name="P3"/>
      <text:p text:style-name="P3">Technologies</text:p>
      <text:p text:style-name="P3"/>
      <text:p text:style-name="P1">Application <text:s/><text:tab/><text:tab/><text:tab/><text:tab/><text:tab/> - <text:tab/>JQuery </text:p>
      <text:p text:style-name="P1">Création de svg basé sur des données <text:tab/> <text:tab/> -<text:tab/>D3.js</text:p>
      <text:p text:style-name="P1"/>
      <text:p text:style-name="P1"><text:soft-page-break/>Présentation :</text:p>
      <text:p text:style-name="P1">Utilisation de frameworks<text:tab/><text:tab/><text:tab/> <text:s/>- <text:tab/> Bootstrap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3T21:43:17.96</meta:creation-date>
    <dc:date>2015-02-03T22:36:26.29</dc:date>
    <meta:editing-duration>PT20M36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31" meta:word-count="200" meta:character-count="1287"/>
  </office:meta>
</office:document-meta>
</file>